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0984e3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0984e3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0984e3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0984e3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0984e3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10pt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:</text:span></text:p>
          </draw:text-box>
        </draw:frame>
        <draw:frame draw:style-name="gr4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5.292cm" svg:y="2.612cm">
          <draw:text-box>
            <text:p text:style-name="P2"><text:span text:style-name="T2">Régime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</text:span><text:span text:style-name="T2">hora de </text:span><text:span text:style-name="T2">emisión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hora de certifica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o </text:span><text:span text:style-name="T2">postal </text:span><text:span text:style-name="T2">de </text:span><text:span text:style-name="T2">expedici</text:span><text:span text:style-name="T2">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fiscal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mero serie del certificado SAT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de serie certificado 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end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c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n 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o 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3.034cm" svg:height="0.531cm" svg:x="14.111cm" svg:y="13.687cm" svg:viewBox="0 0 3035 532" draw:points="0,0 3035,0 3035,532 0,532">
          <text:p/>
        </draw:polygon>
        <draw:polygon draw:style-name="gr7" draw:text-style-name="P5" draw:layer="layout" svg:width="3.74cm" svg:height="0.531cm" svg:x="17.145cm" svg:y="13.687cm" svg:viewBox="0 0 3741 532" draw:points="0,0 3741,0 3741,532 0,532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ripción</text:span></text:p>
          </draw:text-box>
        </draw:frame>
        <draw:polygon draw:style-name="gr7" draw:text-style-name="P5" draw:layer="layout" svg:width="6.774cm" svg:height="0.566cm" svg:x="14.111cm" svg:y="14.215cm" svg:viewBox="0 0 6775 567" draw:points="0,0 6775,0 6775,567 0,567">
          <text:p/>
        </draw:polygon>
        <draw:frame draw:style-name="gr28" draw:text-style-name="P4" draw:layer="layout" svg:width="2.195cm" svg:height="0.327cm" svg:x="15.907cm" svg:y="9.133cm">
          <draw:text-box>
            <text:p text:style-name="P2"><text:span text:style-name="T3">Valor Unitario</text:span></text:p>
          </draw:text-box>
        </draw:frame>
        <draw:polygon draw:style-name="gr7" draw:text-style-name="P5" draw:layer="layout" svg:width="6.774cm" svg:height="1.129cm" svg:x="14.111cm" svg:y="14.781cm" svg:viewBox="0 0 6775 1130" draw:points="0,0 6775,0 6775,1130 0,1130">
          <text:p/>
        </draw:polygon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polygon draw:style-name="gr7" draw:text-style-name="P5" draw:layer="layout" svg:width="3.034cm" svg:height="0.459cm" svg:x="14.111cm" svg:y="15.909cm" svg:viewBox="0 0 3035 460" draw:points="0,0 3035,0 3035,460 0,460">
          <text:p/>
        </draw:polygon>
        <draw:frame draw:style-name="gr30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polygon draw:style-name="gr7" draw:text-style-name="P5" draw:layer="layout" svg:width="3.74cm" svg:height="0.459cm" svg:x="17.145cm" svg:y="15.909cm" svg:viewBox="0 0 3741 460" draw:points="0,0 3741,0 3741,460 0,460">
          <text:p/>
        </draw:polygon>
        <draw:frame draw:style-name="gr31" draw:text-style-name="P4" draw:layer="layout" svg:width="1.454cm" svg:height="0.327cm" svg:x="15.676cm" svg:y="13.789cm">
          <draw:text-box>
            <text:p text:style-name="P2"><text:span text:style-name="T3">Subtotal:</text:span></text:p>
          </draw:text-box>
        </draw:frame>
        <draw:frame draw:style-name="gr32" draw:text-style-name="P4" draw:layer="layout" svg:width="1.797cm" svg:height="0.327cm" svg:x="15.331cm" svg:y="14.336cm">
          <draw:text-box>
            <text:p text:style-name="P2"><text:span text:style-name="T3">IVA 16.00%</text:span></text:p>
          </draw:text-box>
        </draw:frame>
        <draw:frame draw:style-name="gr33" draw:text-style-name="P4" draw:layer="layout" svg:width="1.954cm" svg:height="0.327cm" svg:x="15.172cm" svg:y="14.9cm">
          <draw:text-box>
            <text:p text:style-name="P2"><text:span text:style-name="T3">ISR retenido</text:span></text:p>
          </draw:text-box>
        </draw:frame>
        <draw:frame draw:style-name="gr34" draw:text-style-name="P4" draw:layer="layout" svg:width="1.971cm" svg:height="0.327cm" svg:x="15.156cm" svg:y="15.465cm">
          <draw:text-box>
            <text:p text:style-name="P2"><text:span text:style-name="T3">IVA retenido</text:span></text:p>
          </draw:text-box>
        </draw:frame>
        <draw:frame draw:style-name="gr35" draw:text-style-name="P4" draw:layer="layout" svg:width="1.124cm" svg:height="0.327cm" svg:x="15.939cm" svg:y="15.976cm">
          <draw:text-box>
            <text:p text:style-name="P2"><text:span text:style-name="T3">TOTAL:</text:span></text:p>
          </draw:text-box>
        </draw:frame>
        <draw:frame draw:style-name="gr36" draw:text-style-name="P8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7" draw:text-style-name="P8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38" draw:text-style-name="P8" draw:layer="layout" svg:width="3.042cm" svg:height="0.289cm" svg:x="0.706cm" svg:y="14.921cm">
          <draw:text-box>
            <text:p text:style-name="P2"><text:span text:style-name="T5">Tipo de comprob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9" draw:text-style-name="P8" draw:layer="layout" svg:width="2.965cm" svg:height="0.289cm" svg:x="0.706cm" svg:y="15.273cm">
          <draw:text-box>
            <text:p text:style-name="P2"><text:span text:style-name="T5">Condiciones de pago:</text:span></text:p>
          </draw:text-box>
        </draw:frame>
        <draw:frame draw:style-name="gr40" draw:text-style-name="P8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41" draw:text-style-name="P4" draw:layer="layout" svg:width="9.332cm" svg:height="0.327cm" svg:x="5.891cm" svg:y="26.754cm">
          <draw:text-box>
            <text:p text:style-name="P2"><text:span text:style-name="T2">Este documento es una representación impresa de un CFDI</text:span></text:p>
          </draw:text-box>
        </draw:frame>
        <draw:frame draw:style-name="gr42" draw:text-style-name="P4" draw:layer="layout" svg:width="10.327cm" svg:height="0.327cm" svg:x="5.927cm" svg:y="19.804cm">
          <draw:text-box>
            <text:p text:style-name="P2"><text:span text:style-name="T3">Cadena original del complemento de certificación digital del SAT:</text:span></text:p>
          </draw:text-box>
        </draw:frame>
        <draw:frame draw:style-name="gr43" draw:text-style-name="P4" draw:layer="layout" svg:width="3.406cm" svg:height="0.327cm" svg:x="5.927cm" svg:y="22.062cm">
          <draw:text-box>
            <text:p text:style-name="P2"><text:span text:style-name="T3">Sello digital del CFDI:</text:span></text:p>
          </draw:text-box>
        </draw:frame>
        <draw:frame draw:style-name="gr44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45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31" draw:text-style-name="P4" draw:layer="layout" svg:width="1.454cm" svg:height="0.327cm" svg:x="5.292cm" svg:y="3.113cm">
          <draw:text-box>
            <text:p text:style-name="P2"><text:span text:style-name="T2">Domicilio</text:span></text:p>
          </draw:text-box>
        </draw:frame>
        <draw:frame draw:style-name="gr46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47" draw:text-style-name="P4" draw:layer="layout" svg:width="1.479cm" svg:height="0.327cm" svg:x="5.292cm" svg:y="4.015cm">
          <draw:text-box>
            <text:p text:style-name="P2"><text:span text:style-name="T2">Teléfono:</text:span></text:p>
          </draw:text-box>
        </draw:frame>
        <draw:frame draw:style-name="gr48" draw:text-style-name="P9" draw:layer="layout" svg:width="2.305cm" svg:height="0.412cm" svg:x="15.248cm" svg:y="0.25cm">
          <draw:text-box>
            <text:p text:style-name="P2"><text:span text:style-name="T6">Factur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0T15:25:36.876206862</dc:date>
    <meta:editing-duration>PT3M25S</meta:editing-duration>
    <meta:editing-cycles>6</meta:editing-cycles>
    <meta:generator>LibreOffice/24.2.7.2$Linux_X86_64 LibreOffice_project/420$Build-2</meta:generator>
    <meta:document-statistic meta:object-count="75"/>
  </office:meta>
</office:document-meta>
</file>